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Standard" style:master-page-name="First_20_Page">
      <style:paragraph-properties fo:text-align="end" style:justify-single-word="false" style:page-number="auto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xml:id="ct177756344" text:id="ct177756344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77756440" text:id="ct177756440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77743808" text:id="ct177743808">
          <text:insertion>
            <office:change-info>
              <dc:creator>Gauthier Bastien</dc:creator>
              <dc:date>2012-02-16T10:23:00</dc:date>
            </office:change-info>
          </text:insertion>
        </text:changed-region>
        <text:changed-region xml:id="ct177983568" text:id="ct177983568">
          <text:insertion>
            <office:change-info>
              <dc:creator>Gauthier Bastien</dc:creator>
              <dc:date>2012-02-16T10:57:00</dc:date>
            </office:change-info>
          </text:insertion>
        </text:changed-region>
        <text:changed-region xml:id="ct177758056" text:id="ct177758056">
          <text:insertion>
            <office:change-info>
              <dc:creator>Gauthier Bastien</dc:creator>
              <dc:date>2012-02-16T10:58:00</dc:date>
            </office:change-info>
          </text:insertion>
        </text:changed-region>
        <text:changed-region xml:id="ct177748032" text:id="ct17774803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7747456" text:id="ct17774745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7991280" text:id="ct17799128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7982968" text:id="ct177982968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date style:data-style-name="N36" text:date-value="2012-06-26T17:00:27.99">26/06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,</text:p>
      <text:p text:style-name="Standard"><text:tab/><text:tab/>Monsieur,</text:p>
      <text:p text:style-name="Standard"/>
      <text:p text:style-name="Standard"/>
      <text:p text:style-name="Standard"><text:tab/><text:tab/>Nous avons l'honneur de vous convoquer à la réunion du Conseil communal qui se tiendra le <text:change-start text:change-id="ct177756344"/>self.utranslate("weekday_%s" % self.getDate().aDay().lower(), domain="plonelocales").lower()<text:change-end text:change-id="ct177756344"/> <text:change-start text:change-id="ct177756440"/>tool.formatDate(self.getDate(), withHour=True)<text:change-end text:change-id="ct177756440"/>, à l'Hôtel de Ville, Place Communale à La Louvière, <text:change-start text:change-id="ct177743808"/>self.getPlace()<text:change-end text:change-id="ct177743808"/>.</text:p>
      <text:p text:style-name="Standard"/>
      <text:p text:style-name="P3">ORDRE DU JOUR :</text:p>
      <text:p text:style-name="P3"/>
      <text:p text:style-name="P2">Séance publique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1"><office:annotation><dc:creator>Gauthier Bastien</dc:creator><dc:date>2012-02-14T16:41:11</dc:date><text:p text:style-name="P7"><text:span text:style-name="T2">do row for item in self.adapted().getPrintableItems(itemUids, privacy='public'</text:span><text:span text:style-name="T3">, categories=self.getNormalCategories()</text:span><text:span text:style-name="T2">)</text:span></text:p></office:annotation></text:span><text:change-start text:change-id="ct177983568"/><text:span text:style-name="T1">item.getItemNumber(relativeTo='meeting')</text:span><text:change-end text:change-id="ct177983568"/><text:span text:style-name="T1">.<text:tab/></text:span><text:change-start text:change-id="ct177758056"/><text:span text:style-name="T1">item.Title()</text:span><text:change-end text:change-id="ct177758056"/></text:p>
            <text:p text:style-name="Table_20_Contents"/>
          </table:table-cell>
        </table:table-row>
      </table:table>
      <text:p text:style-name="Standard"/>
      <text:p text:style-name="Standard"><text:tab/><text:tab/>Nous vous prions d'agréer, Madame, Monsieu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change-start text:change-id="ct177748032"/>self.getSignatures().split('\n')[0]<text:change-end text:change-id="ct177748032"/></text:p>
          </table:table-cell>
          <table:table-cell table:style-name="Tableau6.A1" office:value-type="string">
            <text:p text:style-name="P1"><text:change-start text:change-id="ct177747456"/>self.getSignatures().split('\n')[2]<text:change-end text:change-id="ct177747456"/></text:p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><text:change-start text:change-id="ct177991280"/>self.getSignatures().split('\n')[1]<text:change-end text:change-id="ct177991280"/></text:p>
          </table:table-cell>
          <table:table-cell table:style-name="Tableau6.A1" office:value-type="string">
            <text:p text:style-name="P1"><text:change-start text:change-id="ct177982968"/>self.getSignatures().split('\n')[3]<text:change-end text:change-id="ct17798296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6T16:59:43</meta:creation-date>
    <meta:editing-duration>P0D</meta:editing-duration>
    <meta:editing-cycles>2</meta:editing-cycles>
    <meta:generator>LibreOffice/3.5$Linux_x86 LibreOffice_project/350m1$Build-2</meta:generator>
    <meta:initial-creator>Gauthier Bastien</meta:initial-creator>
    <dc:date>2012-06-26T17:00:28</dc:date>
    <dc:creator>Gauthier Bastien</dc:creator>
    <meta:document-statistic meta:table-count="2" meta:image-count="0" meta:object-count="0" meta:page-count="1" meta:paragraph-count="14" meta:word-count="65" meta:character-count="663" meta:non-whitespace-character-count="605"/>
  </office:meta>
</office:document-meta>
</file>